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Título 1</text:h>
        <text:p text:style-name="Standard">Este é o texto do primeiro capítulo. Este é o índice de entradas definido pelo usuário.<text:line-break/> <text:alphabetical-index-mark text:string-value="Kapitel"/><text:s text:c="2"/><text:user-index-mark text:string-value="Eintrag im benutzerdefinierten Verzeichnis" text:index-name="User-Defined" text:outline-level="1"/></text:p>
        <text:h text:style-name="P2" text:outline-level="2">Título 1.1</text:h>
        <text:p text:style-name="Standard">Este é o texto do capítulo 1.1. Esta é uma entrada para o sumário.<text:line-break/> <text:toc-mark text:string-value="Eintrag" text:outline-level="1"/></text:p>
        <text:h text:style-name="P2" text:outline-level="2">Título 1.2</text:h>
        <text:p text:style-name="Standard">Este é o texto do capítulo 1.2. Esta palavra-chave é uma entrada principal.<text:line-break/> <text:alphabetical-index-mark text:string-value="dieses" text:key1="Primärschlüssel" text:key2="Sekundärschlüssel"/><text:s text:c="2"/><text:alphabetical-index-mark text:string-value="Stichwort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Tabela <text:sequence text:ref-name="refTable0" text:name="Table" text:formula="ooow:Table+1" style:num-format="1">1</text:sequence>: Esta é a tabela 1</text:p>
      <text:p text:style-name="Standard"><draw:frame draw:style-name="fr1" draw:name="Frame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Ilustração <text:sequence text:ref-name="refIllustration0" text:name="Illustration" text:formula="ooow:Illustration+1" style:num-format="1">1</text:sequence>: Esta é a ilustração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pt" fo:country="BR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fo:language="pt" fo:country="B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Ron Piterman</dc:creator>
    <dc:date>2003-07-15T15:38:16</dc:date>
    <dc:language>pt-BR</dc:language>
    <meta:editing-cycles>12</meta:editing-cycles>
    <meta:editing-duration>PT57M17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62" meta:character-count="333"/>
  </office:meta>
</office:document-meta>
</file>